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33d" officeooo:paragraph-rsid="0012133d"/>
    </style:style>
    <style:style style:name="P2" style:family="paragraph" style:parent-style-name="Standard">
      <style:text-properties officeooo:rsid="0013cd02" officeooo:paragraph-rsid="0013cd02"/>
    </style:style>
    <style:style style:name="P3" style:family="paragraph" style:parent-style-name="Standard">
      <style:text-properties officeooo:rsid="00143ad3" officeooo:paragraph-rsid="00143ad3"/>
    </style:style>
    <style:style style:name="P4" style:family="paragraph" style:parent-style-name="Standard">
      <style:text-properties fo:font-weight="bold" officeooo:rsid="00143ad3" officeooo:paragraph-rsid="00143ad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andard deviation for sensor 1</text:p>
      <text:p text:style-name="P3">0.172780032967</text:p>
      <text:p text:style-name="P3">0.186916559272</text:p>
      <text:p text:style-name="P3">0.182133470363</text:p>
      <text:p text:style-name="P4">mean for sensor 1</text:p>
      <text:p text:style-name="P3">0.235761726468</text:p>
      <text:p text:style-name="P3">0.238199659625</text:p>
      <text:p text:style-name="P3">0.23669812499</text:p>
      <text:p text:style-name="P3"/>
      <text:p text:style-name="P4">standard deviation for sensor 2</text:p>
      <text:p text:style-name="P3">0.272119513706</text:p>
      <text:p text:style-name="P3">0.293270991928</text:p>
      <text:p text:style-name="P3">0.28299469014</text:p>
      <text:p text:style-name="P4">mean for sensor 2</text:p>
      <text:p text:style-name="P3">0.357758441463</text:p>
      <text:p text:style-name="P3">0.362642623859</text:p>
      <text:p text:style-name="P3">0.360404564944</text:p>
      <text:p text:style-name="P3"/>
      <text:p text:style-name="P4">standard deviation for sensor 3</text:p>
      <text:p text:style-name="P3">0.905655545435</text:p>
      <text:p text:style-name="P3">0.855843492421</text:p>
      <text:p text:style-name="P3">0.897850498077</text:p>
      <text:p text:style-name="P4">mean for sensor 3</text:p>
      <text:p text:style-name="P3">1.20158575857</text:p>
      <text:p text:style-name="P3">1.19999181238</text:p>
      <text:p text:style-name="P3">1.18483366747</text:p>
      <text:p text:style-name="P3"/>
      <text:p text:style-name="P4">standard deviation for sensor 4</text:p>
      <text:p text:style-name="P3">0.260058973165</text:p>
      <text:p text:style-name="P3">0.291315517389</text:p>
      <text:p text:style-name="P3">0.239748482529</text:p>
      <text:p text:style-name="P4">mean for sensor 4</text:p>
      <text:p text:style-name="P3">0.311419448946</text:p>
      <text:p text:style-name="P3">1.11262615505</text:p>
      <text:p text:style-name="P3">1.99336476044</text:p>
      <text:p text:style-name="P3"/>
      <text:p text:style-name="P4">standard deviation for sensor 5</text:p>
      <text:p text:style-name="P3">0.274464535256</text:p>
      <text:p text:style-name="P3">0.457361445568</text:p>
      <text:p text:style-name="P3">0.516907463258</text:p>
      <text:p text:style-name="P4">mean for sensor 5</text:p>
      <text:p text:style-name="P3">0.269652705579</text:p>
      <text:p text:style-name="P3">0.459956729511</text:p>
      <text:p text:style-name="P3">0.641555340767</text:p>
      <text:p text:style-name="P3"/>
      <text:p text:style-name="P4">standard deviation for sensor 6</text:p>
      <text:p text:style-name="P3">0.305564296449</text:p>
      <text:p text:style-name="P3">0.331994288045</text:p>
      <text:p text:style-name="P3">0.286945969987</text:p>
      <text:p text:style-name="P4">mean for sensor 6</text:p>
      <text:p text:style-name="P3">0.426111359388</text:p>
      <text:p text:style-name="P3">0.43293858837</text:p>
      <text:p text:style-name="P3"><text:soft-page-break/>0.418531820417</text:p>
      <text:p text:style-name="P3"/>
      <text:p text:style-name="P4">standard deviation for sensor 7</text:p>
      <text:p text:style-name="P3">0.591815972245</text:p>
      <text:p text:style-name="P3">0.557563528792</text:p>
      <text:p text:style-name="P3">0.578784503943</text:p>
      <text:p text:style-name="P4">mean for sensor 7</text:p>
      <text:p text:style-name="P3">0.612408465278</text:p>
      <text:p text:style-name="P3">0.59034128278</text:p>
      <text:p text:style-name="P3">0.598966374944</text:p>
      <text:p text:style-name="P3"/>
      <text:p text:style-name="P4">standard deviation for sensor 8</text:p>
      <text:p text:style-name="P3">0.347659179221</text:p>
      <text:p text:style-name="P3">0.324315837555</text:p>
      <text:p text:style-name="P3">0.325040514386</text:p>
      <text:p text:style-name="P4">mean for sensor 8</text:p>
      <text:p text:style-name="P3">0.473721843929</text:p>
      <text:p text:style-name="P3">0.463255500138</text:p>
      <text:p text:style-name="P3">0.479761663257</text:p>
      <text:p text:style-name="P3"/>
      <text:p text:style-name="P4">standard deviation for sensor 9</text:p>
      <text:p text:style-name="P3">0.268761952096</text:p>
      <text:p text:style-name="P3">0.387022836845</text:p>
      <text:p text:style-name="P3">0.444075128836</text:p>
      <text:p text:style-name="P4">mean for sensor 9</text:p>
      <text:p text:style-name="P3">0.260283425186</text:p>
      <text:p text:style-name="P3">0.35474457064</text:p>
      <text:p text:style-name="P3">0.541974293482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0:48:54.235795466</meta:creation-date>
    <dc:date>2018-06-20T23:09:11.182835759</dc:date>
    <meta:editing-duration>PT1H59M46S</meta:editing-duration>
    <meta:editing-cycles>1</meta:editing-cycles>
    <meta:document-statistic meta:table-count="0" meta:image-count="0" meta:object-count="0" meta:page-count="2" meta:paragraph-count="72" meta:word-count="135" meta:character-count="1178" meta:non-whitespace-character-count="1115"/>
    <meta:generator>LibreOffice/5.1.6.2$Linux_X86_64 LibreOffice_project/10m0$Build-2</meta:generator>
  </office:meta>
</office:document-meta>
</file>